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2.0646in"/>
    </style:style>
    <style:style style:name="co2" style:family="table-column">
      <style:table-column-properties fo:break-before="auto" style:column-width="1.2339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1.9661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136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>
      <style:text-properties fo:font-weight="bold"/>
    </style:style>
    <style:style style:name="ce2" style:family="table-cell" style:parent-style-name="Default" style:data-style-name="N36"/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104">
      <style:text-properties fo:font-weight="bold"/>
    </style:style>
    <style:style style:name="ce5" style:family="table-cell" style:parent-style-name="Default" style:data-style-name="N104"/>
    <style:style style:name="ce6" style:family="table-cell" style:parent-style-name="Default" style:data-style-name="N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number-columns-repeated="25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aily Sales</text:p>
          </table:table-cell>
          <table:table-cell table:style-name="ce3" office:value-type="string" calcext:value-type="string">
            <text:p>Units Sold</text:p>
          </table:table-cell>
          <table:table-cell table:number-columns-repeated="251"/>
        </table:table-row>
        <table:table-row table:style-name="ro1">
          <table:table-cell office:value-type="date" office:date-value="2006-09-15" calcext:value-type="date">
            <text:p>09/15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Open Source Case Studies</text:p>
          </table:table-cell>
          <table:table-cell office:value-type="currency" office:currency="USD" office:value="6576" calcext:value-type="currency">
            <text:p>$6,576.00</text:p>
          </table:table-cell>
          <table:table-cell table:style-name="ce6" table:formula="of:=[.D2] /29.99" office:value-type="float" office:value="219.273091030343" calcext:value-type="float">
            <text:p>219</text:p>
          </table:table-cell>
          <table:table-cell table:number-columns-repeated="251"/>
        </table:table-row>
        <table:table-row table:style-name="ro1">
          <table:table-cell office:value-type="date" office:date-value="2006-09-15" calcext:value-type="date">
            <text:p>09/15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Living in Linux</text:p>
          </table:table-cell>
          <table:table-cell office:value-type="currency" office:currency="USD" office:value="7465" calcext:value-type="currency">
            <text:p>$7,465.00</text:p>
          </table:table-cell>
          <table:table-cell table:style-name="ce6" table:formula="of:=[.D3] / 19.99" office:value-type="float" office:value="373.43671835918" calcext:value-type="float">
            <text:p>373</text:p>
          </table:table-cell>
          <table:table-cell table:number-columns-repeated="251"/>
        </table:table-row>
        <table:table-row table:style-name="ro1">
          <table:table-cell office:value-type="date" office:date-value="2006-09-15" calcext:value-type="date">
            <text:p>09/15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rossing the Digital Divide</text:p>
          </table:table-cell>
          <table:table-cell office:value-type="currency" office:currency="USD" office:value="1978" calcext:value-type="currency">
            <text:p>$1,978.00</text:p>
          </table:table-cell>
          <table:table-cell table:style-name="ce6" table:formula="of:=[.D4] /29.99" office:value-type="float" office:value="65.9553184394798" calcext:value-type="float">
            <text:p>66</text:p>
          </table:table-cell>
          <table:table-cell table:number-columns-repeated="251"/>
        </table:table-row>
        <table:table-row table:style-name="ro1">
          <table:table-cell office:value-type="date" office:date-value="2006-09-15" calcext:value-type="date">
            <text:p>09/15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Wide Open Source</text:p>
          </table:table-cell>
          <table:table-cell office:value-type="currency" office:currency="USD" office:value="1818" calcext:value-type="currency">
            <text:p>$1,818.00</text:p>
          </table:table-cell>
          <table:table-cell table:style-name="ce6" table:formula="of:=[.D5] / 19.99" office:value-type="float" office:value="90.9454727363682" calcext:value-type="float">
            <text:p>91</text:p>
          </table:table-cell>
          <table:table-cell table:number-columns-repeated="251"/>
        </table:table-row>
        <table:table-row table:style-name="ro1">
          <table:table-cell office:value-type="date" office:date-value="2006-09-15" calcext:value-type="date">
            <text:p>09/15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Open Source Case Studies</text:p>
          </table:table-cell>
          <table:table-cell office:value-type="currency" office:currency="USD" office:value="2722" calcext:value-type="currency">
            <text:p>$2,722.00</text:p>
          </table:table-cell>
          <table:table-cell table:style-name="ce6" table:formula="of:=[.D6] /29.99" office:value-type="float" office:value="90.7635878626209" calcext:value-type="float">
            <text:p>91</text:p>
          </table:table-cell>
          <table:table-cell table:number-columns-repeated="251"/>
        </table:table-row>
        <table:table-row table:style-name="ro1">
          <table:table-cell office:value-type="date" office:date-value="2006-09-15" calcext:value-type="date">
            <text:p>09/15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ving in Linux</text:p>
          </table:table-cell>
          <table:table-cell office:value-type="currency" office:currency="USD" office:value="1767" calcext:value-type="currency">
            <text:p>$1,767.00</text:p>
          </table:table-cell>
          <table:table-cell table:style-name="ce6" table:formula="of:=[.D7] / 19.99" office:value-type="float" office:value="88.3941970985493" calcext:value-type="float">
            <text:p>88</text:p>
          </table:table-cell>
          <table:table-cell table:number-columns-repeated="251"/>
        </table:table-row>
        <table:table-row table:style-name="ro1">
          <table:table-cell office:value-type="date" office:date-value="2006-09-15" calcext:value-type="date">
            <text:p>09/15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rossing the Digital Divide</text:p>
          </table:table-cell>
          <table:table-cell office:value-type="currency" office:currency="USD" office:value="3422" calcext:value-type="currency">
            <text:p>$3,422.00</text:p>
          </table:table-cell>
          <table:table-cell table:style-name="ce6" table:formula="of:=[.D8] /29.99" office:value-type="float" office:value="114.104701567189" calcext:value-type="float">
            <text:p>114</text:p>
          </table:table-cell>
          <table:table-cell table:number-columns-repeated="251"/>
        </table:table-row>
        <table:table-row table:style-name="ro1">
          <table:table-cell office:value-type="date" office:date-value="2006-09-15" calcext:value-type="date">
            <text:p>09/15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Wide Open Source</text:p>
          </table:table-cell>
          <table:table-cell office:value-type="currency" office:currency="USD" office:value="1711" calcext:value-type="currency">
            <text:p>$1,711.00</text:p>
          </table:table-cell>
          <table:table-cell table:style-name="ce6" table:formula="of:=[.D9] / 19.99" office:value-type="float" office:value="85.5927963981991" calcext:value-type="float">
            <text:p>86</text:p>
          </table:table-cell>
          <table:table-cell table:number-columns-repeated="251"/>
        </table:table-row>
        <table:table-row table:style-name="ro1">
          <table:table-cell office:value-type="date" office:date-value="2006-09-15" calcext:value-type="date">
            <text:p>09/15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Open Source Case Studies</text:p>
          </table:table-cell>
          <table:table-cell office:value-type="currency" office:currency="USD" office:value="1499" calcext:value-type="currency">
            <text:p>$1,499.00</text:p>
          </table:table-cell>
          <table:table-cell table:style-name="ce6" table:formula="of:=[.D10] /29.99" office:value-type="float" office:value="49.9833277759253" calcext:value-type="float">
            <text:p>50</text:p>
          </table:table-cell>
          <table:table-cell table:number-columns-repeated="251"/>
        </table:table-row>
        <table:table-row table:style-name="ro1">
          <table:table-cell office:value-type="date" office:date-value="2006-09-15" calcext:value-type="date">
            <text:p>09/15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Living in Linux</text:p>
          </table:table-cell>
          <table:table-cell office:value-type="currency" office:currency="USD" office:value="1200" calcext:value-type="currency">
            <text:p>$1,200.00</text:p>
          </table:table-cell>
          <table:table-cell table:style-name="ce6" table:formula="of:=[.D11] / 19.99" office:value-type="float" office:value="60.0300150075038" calcext:value-type="float">
            <text:p>60</text:p>
          </table:table-cell>
          <table:table-cell table:number-columns-repeated="251"/>
        </table:table-row>
        <table:table-row table:style-name="ro1">
          <table:table-cell office:value-type="date" office:date-value="2006-09-15" calcext:value-type="date">
            <text:p>09/15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Crossing the Digital Divide</text:p>
          </table:table-cell>
          <table:table-cell office:value-type="currency" office:currency="USD" office:value="2022" calcext:value-type="currency">
            <text:p>$2,022.00</text:p>
          </table:table-cell>
          <table:table-cell table:style-name="ce6" table:formula="of:=[.D12] /29.99" office:value-type="float" office:value="67.4224741580527" calcext:value-type="float">
            <text:p>67</text:p>
          </table:table-cell>
          <table:table-cell table:number-columns-repeated="251"/>
        </table:table-row>
        <table:table-row table:style-name="ro1">
          <table:table-cell office:value-type="date" office:date-value="2006-09-15" calcext:value-type="date">
            <text:p>09/15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Wide Open Source</text:p>
          </table:table-cell>
          <table:table-cell office:value-type="currency" office:currency="USD" office:value="2767" calcext:value-type="currency">
            <text:p>$2,767.00</text:p>
          </table:table-cell>
          <table:table-cell table:style-name="ce6" table:formula="of:=[.D13] / 19.99" office:value-type="float" office:value="138.419209604802" calcext:value-type="float">
            <text:p>138</text:p>
          </table:table-cell>
          <table:table-cell table:number-columns-repeated="251"/>
        </table:table-row>
        <table:table-row table:style-name="ro1">
          <table:table-cell office:value-type="date" office:date-value="2006-09-16" calcext:value-type="date">
            <text:p>09/16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Open Source Case Studies</text:p>
          </table:table-cell>
          <table:table-cell office:value-type="currency" office:currency="USD" office:value="3887" calcext:value-type="currency">
            <text:p>$3,887.00</text:p>
          </table:table-cell>
          <table:table-cell table:style-name="ce6" table:formula="of:=[.D14] /29.99" office:value-type="float" office:value="129.609869956652" calcext:value-type="float">
            <text:p>130</text:p>
          </table:table-cell>
          <table:table-cell table:number-columns-repeated="251"/>
        </table:table-row>
        <table:table-row table:style-name="ro1">
          <table:table-cell office:value-type="date" office:date-value="2006-09-16" calcext:value-type="date">
            <text:p>09/16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Living in Linux</text:p>
          </table:table-cell>
          <table:table-cell office:value-type="currency" office:currency="USD" office:value="1899" calcext:value-type="currency">
            <text:p>$1,899.00</text:p>
          </table:table-cell>
          <table:table-cell table:style-name="ce6" table:formula="of:=[.D15] / 19.99" office:value-type="float" office:value="94.9974987493747" calcext:value-type="float">
            <text:p>95</text:p>
          </table:table-cell>
          <table:table-cell table:number-columns-repeated="251"/>
        </table:table-row>
        <table:table-row table:style-name="ro1">
          <table:table-cell office:value-type="date" office:date-value="2006-09-16" calcext:value-type="date">
            <text:p>09/16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rossing the Digital Divide</text:p>
          </table:table-cell>
          <table:table-cell office:value-type="currency" office:currency="USD" office:value="6576" calcext:value-type="currency">
            <text:p>$6,576.00</text:p>
          </table:table-cell>
          <table:table-cell table:style-name="ce6" table:formula="of:=[.D16] /29.99" office:value-type="float" office:value="219.273091030343" calcext:value-type="float">
            <text:p>219</text:p>
          </table:table-cell>
          <table:table-cell table:number-columns-repeated="251"/>
        </table:table-row>
        <table:table-row table:style-name="ro1">
          <table:table-cell office:value-type="date" office:date-value="2006-09-16" calcext:value-type="date">
            <text:p>09/16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Wide Open Source</text:p>
          </table:table-cell>
          <table:table-cell office:value-type="currency" office:currency="USD" office:value="2476" calcext:value-type="currency">
            <text:p>$2,476.00</text:p>
          </table:table-cell>
          <table:table-cell table:style-name="ce6" table:formula="of:=[.D17] / 19.99" office:value-type="float" office:value="123.861930965483" calcext:value-type="float">
            <text:p>124</text:p>
          </table:table-cell>
          <table:table-cell table:number-columns-repeated="251"/>
        </table:table-row>
        <table:table-row table:style-name="ro1">
          <table:table-cell office:value-type="date" office:date-value="2006-09-16" calcext:value-type="date">
            <text:p>09/16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Open Source Case Studies</text:p>
          </table:table-cell>
          <table:table-cell office:value-type="currency" office:currency="USD" office:value="1767" calcext:value-type="currency">
            <text:p>$1,767.00</text:p>
          </table:table-cell>
          <table:table-cell table:style-name="ce6" table:formula="of:=[.D18] /29.99" office:value-type="float" office:value="58.91963987996" calcext:value-type="float">
            <text:p>59</text:p>
          </table:table-cell>
          <table:table-cell table:number-columns-repeated="251"/>
        </table:table-row>
        <table:table-row table:style-name="ro1">
          <table:table-cell office:value-type="date" office:date-value="2006-09-16" calcext:value-type="date">
            <text:p>09/16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ving in Linux</text:p>
          </table:table-cell>
          <table:table-cell office:value-type="currency" office:currency="USD" office:value="1566" calcext:value-type="currency">
            <text:p>$1,566.00</text:p>
          </table:table-cell>
          <table:table-cell table:style-name="ce6" table:formula="of:=[.D19] / 19.99" office:value-type="float" office:value="78.3391695847924" calcext:value-type="float">
            <text:p>78</text:p>
          </table:table-cell>
          <table:table-cell table:number-columns-repeated="251"/>
        </table:table-row>
        <table:table-row table:style-name="ro1">
          <table:table-cell office:value-type="date" office:date-value="2006-09-16" calcext:value-type="date">
            <text:p>09/16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rossing the Digital Divide</text:p>
          </table:table-cell>
          <table:table-cell office:value-type="currency" office:currency="USD" office:value="1480" calcext:value-type="currency">
            <text:p>$1,480.00</text:p>
          </table:table-cell>
          <table:table-cell table:style-name="ce6" table:formula="of:=[.D20] /29.99" office:value-type="float" office:value="49.349783261087" calcext:value-type="float">
            <text:p>49</text:p>
          </table:table-cell>
          <table:table-cell table:number-columns-repeated="251"/>
        </table:table-row>
        <table:table-row table:style-name="ro1">
          <table:table-cell office:value-type="date" office:date-value="2006-09-16" calcext:value-type="date">
            <text:p>09/16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Wide Open Source</text:p>
          </table:table-cell>
          <table:table-cell office:value-type="currency" office:currency="USD" office:value="4324" calcext:value-type="currency">
            <text:p>$4,324.00</text:p>
          </table:table-cell>
          <table:table-cell table:style-name="ce6" table:formula="of:=[.D21] / 19.99" office:value-type="float" office:value="216.308154077039" calcext:value-type="float">
            <text:p>216</text:p>
          </table:table-cell>
          <table:table-cell table:number-columns-repeated="251"/>
        </table:table-row>
        <table:table-row table:style-name="ro1">
          <table:table-cell office:value-type="date" office:date-value="2006-09-16" calcext:value-type="date">
            <text:p>09/16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Open Source Case Studies</text:p>
          </table:table-cell>
          <table:table-cell office:value-type="currency" office:currency="USD" office:value="7545" calcext:value-type="currency">
            <text:p>$7,545.00</text:p>
          </table:table-cell>
          <table:table-cell table:style-name="ce6" table:formula="of:=[.D22] /29.99" office:value-type="float" office:value="251.583861287096" calcext:value-type="float">
            <text:p>252</text:p>
          </table:table-cell>
          <table:table-cell table:number-columns-repeated="251"/>
        </table:table-row>
        <table:table-row table:style-name="ro1">
          <table:table-cell office:value-type="date" office:date-value="2006-09-16" calcext:value-type="date">
            <text:p>09/16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Living in Linux</text:p>
          </table:table-cell>
          <table:table-cell office:value-type="currency" office:currency="USD" office:value="5454" calcext:value-type="currency">
            <text:p>$5,454.00</text:p>
          </table:table-cell>
          <table:table-cell table:style-name="ce6" table:formula="of:=[.D23] / 19.99" office:value-type="float" office:value="272.836418209105" calcext:value-type="float">
            <text:p>273</text:p>
          </table:table-cell>
          <table:table-cell table:number-columns-repeated="251"/>
        </table:table-row>
        <table:table-row table:style-name="ro1">
          <table:table-cell office:value-type="date" office:date-value="2006-09-16" calcext:value-type="date">
            <text:p>09/16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Crossing the Digital Divide</text:p>
          </table:table-cell>
          <table:table-cell office:value-type="currency" office:currency="USD" office:value="7465" calcext:value-type="currency">
            <text:p>$7,465.00</text:p>
          </table:table-cell>
          <table:table-cell table:style-name="ce6" table:formula="of:=[.D24] /29.99" office:value-type="float" office:value="248.916305435145" calcext:value-type="float">
            <text:p>249</text:p>
          </table:table-cell>
          <table:table-cell table:number-columns-repeated="251"/>
        </table:table-row>
        <table:table-row table:style-name="ro1">
          <table:table-cell office:value-type="date" office:date-value="2006-09-16" calcext:value-type="date">
            <text:p>09/16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Wide Open Source</text:p>
          </table:table-cell>
          <table:table-cell office:value-type="currency" office:currency="USD" office:value="2978" calcext:value-type="currency">
            <text:p>$2,978.00</text:p>
          </table:table-cell>
          <table:table-cell table:style-name="ce6" table:formula="of:=[.D25] / 19.99" office:value-type="float" office:value="148.974487243622" calcext:value-type="float">
            <text:p>149</text:p>
          </table:table-cell>
          <table:table-cell table:number-columns-repeated="251"/>
        </table:table-row>
        <table:table-row table:style-name="ro1">
          <table:table-cell office:value-type="date" office:date-value="2006-09-17" calcext:value-type="date">
            <text:p>09/17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Open Source Case Studies</text:p>
          </table:table-cell>
          <table:table-cell office:value-type="currency" office:currency="USD" office:value="4343" calcext:value-type="currency">
            <text:p>$4,343.00</text:p>
          </table:table-cell>
          <table:table-cell table:style-name="ce6" table:formula="of:=[.D26] /29.99" office:value-type="float" office:value="144.814938312771" calcext:value-type="float">
            <text:p>145</text:p>
          </table:table-cell>
          <table:table-cell table:number-columns-repeated="251"/>
        </table:table-row>
        <table:table-row table:style-name="ro1">
          <table:table-cell office:value-type="date" office:date-value="2006-09-17" calcext:value-type="date">
            <text:p>09/17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Living in Linux</text:p>
          </table:table-cell>
          <table:table-cell office:value-type="currency" office:currency="USD" office:value="2343" calcext:value-type="currency">
            <text:p>$2,343.00</text:p>
          </table:table-cell>
          <table:table-cell table:style-name="ce6" table:formula="of:=[.D27] / 19.99" office:value-type="float" office:value="117.208604302151" calcext:value-type="float">
            <text:p>117</text:p>
          </table:table-cell>
          <table:table-cell table:number-columns-repeated="251"/>
        </table:table-row>
        <table:table-row table:style-name="ro1">
          <table:table-cell office:value-type="date" office:date-value="2006-09-17" calcext:value-type="date">
            <text:p>09/17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rossing the Digital Divide</text:p>
          </table:table-cell>
          <table:table-cell office:value-type="currency" office:currency="USD" office:value="1988" calcext:value-type="currency">
            <text:p>$1,988.00</text:p>
          </table:table-cell>
          <table:table-cell table:style-name="ce6" table:formula="of:=[.D28] /29.99" office:value-type="float" office:value="66.2887629209737" calcext:value-type="float">
            <text:p>66</text:p>
          </table:table-cell>
          <table:table-cell table:number-columns-repeated="251"/>
        </table:table-row>
        <table:table-row table:style-name="ro1">
          <table:table-cell office:value-type="date" office:date-value="2006-09-17" calcext:value-type="date">
            <text:p>09/17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Wide Open Source</text:p>
          </table:table-cell>
          <table:table-cell office:value-type="currency" office:currency="USD" office:value="4545" calcext:value-type="currency">
            <text:p>$4,545.00</text:p>
          </table:table-cell>
          <table:table-cell table:style-name="ce6" table:formula="of:=[.D29] / 19.99" office:value-type="float" office:value="227.36368184092" calcext:value-type="float">
            <text:p>227</text:p>
          </table:table-cell>
          <table:table-cell table:number-columns-repeated="251"/>
        </table:table-row>
        <table:table-row table:style-name="ro1">
          <table:table-cell office:value-type="date" office:date-value="2006-09-17" calcext:value-type="date">
            <text:p>09/17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Open Source Case Studies</text:p>
          </table:table-cell>
          <table:table-cell office:value-type="currency" office:currency="USD" office:value="4343" calcext:value-type="currency">
            <text:p>$4,343.00</text:p>
          </table:table-cell>
          <table:table-cell table:style-name="ce6" table:formula="of:=[.D30] /29.99" office:value-type="float" office:value="144.814938312771" calcext:value-type="float">
            <text:p>145</text:p>
          </table:table-cell>
          <table:table-cell table:number-columns-repeated="251"/>
        </table:table-row>
        <table:table-row table:style-name="ro1">
          <table:table-cell office:value-type="date" office:date-value="2006-09-17" calcext:value-type="date">
            <text:p>09/17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ving in Linux</text:p>
          </table:table-cell>
          <table:table-cell office:value-type="currency" office:currency="USD" office:value="1355" calcext:value-type="currency">
            <text:p>$1,355.00</text:p>
          </table:table-cell>
          <table:table-cell table:style-name="ce6" table:formula="of:=[.D31] / 19.99" office:value-type="float" office:value="67.783891945973" calcext:value-type="float">
            <text:p>68</text:p>
          </table:table-cell>
          <table:table-cell table:number-columns-repeated="251"/>
        </table:table-row>
        <table:table-row table:style-name="ro1">
          <table:table-cell office:value-type="date" office:date-value="2006-09-17" calcext:value-type="date">
            <text:p>09/17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rossing the Digital Divide</text:p>
          </table:table-cell>
          <table:table-cell table:formula="of:=[.D6] * 1200/1199" office:value-type="currency" office:currency="USD" office:value="2724.27022518766" calcext:value-type="currency">
            <text:p>$2,724.27</text:p>
          </table:table-cell>
          <table:table-cell table:style-name="ce6" table:formula="of:=[.D32] /29.99" office:value-type="float" office:value="90.8392872686781" calcext:value-type="float">
            <text:p>91</text:p>
          </table:table-cell>
          <table:table-cell table:number-columns-repeated="251"/>
        </table:table-row>
        <table:table-row table:style-name="ro1">
          <table:table-cell office:value-type="date" office:date-value="2006-09-17" calcext:value-type="date">
            <text:p>09/17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Wide Open Source</text:p>
          </table:table-cell>
          <table:table-cell table:formula="of:=[.D7] * 1200/1199" office:value-type="currency" office:currency="USD" office:value="1768.47372810676" calcext:value-type="currency">
            <text:p>$1,768.47</text:p>
          </table:table-cell>
          <table:table-cell table:style-name="ce6" table:formula="of:=[.D33] / 19.99" office:value-type="float" office:value="88.4679203655206" calcext:value-type="float">
            <text:p>88</text:p>
          </table:table-cell>
          <table:table-cell table:number-columns-repeated="251"/>
        </table:table-row>
        <table:table-row table:style-name="ro1">
          <table:table-cell office:value-type="date" office:date-value="2006-09-17" calcext:value-type="date">
            <text:p>09/17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Open Source Case Studies</text:p>
          </table:table-cell>
          <table:table-cell table:formula="of:=[.D8] * 1200/1199" office:value-type="currency" office:currency="USD" office:value="3424.85404503753" calcext:value-type="currency">
            <text:p>$3,424.85</text:p>
          </table:table-cell>
          <table:table-cell table:style-name="ce6" table:formula="of:=[.D34] /29.99" office:value-type="float" office:value="114.199868123959" calcext:value-type="float">
            <text:p>114</text:p>
          </table:table-cell>
          <table:table-cell table:number-columns-repeated="251"/>
        </table:table-row>
        <table:table-row table:style-name="ro1">
          <table:table-cell office:value-type="date" office:date-value="2006-09-17" calcext:value-type="date">
            <text:p>09/17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Living in Linux</text:p>
          </table:table-cell>
          <table:table-cell table:formula="of:=[.D9] * 1200/1199" office:value-type="currency" office:currency="USD" office:value="1712.42702251877" calcext:value-type="currency">
            <text:p>$1,712.43</text:p>
          </table:table-cell>
          <table:table-cell table:style-name="ce6" table:formula="of:=[.D35] / 19.99" office:value-type="float" office:value="85.6641832175471" calcext:value-type="float">
            <text:p>86</text:p>
          </table:table-cell>
          <table:table-cell table:number-columns-repeated="251"/>
        </table:table-row>
        <table:table-row table:style-name="ro1">
          <table:table-cell office:value-type="date" office:date-value="2006-09-17" calcext:value-type="date">
            <text:p>09/17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Crossing the Digital Divide</text:p>
          </table:table-cell>
          <table:table-cell table:formula="of:=[.D10] * 1200/1199" office:value-type="currency" office:currency="USD" office:value="1500.25020850709" calcext:value-type="currency">
            <text:p>$1,500.25</text:p>
          </table:table-cell>
          <table:table-cell table:style-name="ce6" table:formula="of:=[.D36] /29.99" office:value-type="float" office:value="50.0250152886659" calcext:value-type="float">
            <text:p>50</text:p>
          </table:table-cell>
          <table:table-cell table:number-columns-repeated="251"/>
        </table:table-row>
        <table:table-row table:style-name="ro1">
          <table:table-cell office:value-type="date" office:date-value="2006-09-17" calcext:value-type="date">
            <text:p>09/17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Wide Open Source</text:p>
          </table:table-cell>
          <table:table-cell table:formula="of:=[.D11] * 1200/1199" office:value-type="currency" office:currency="USD" office:value="1201.00083402836" calcext:value-type="currency">
            <text:p>$1,201.00</text:p>
          </table:table-cell>
          <table:table-cell table:style-name="ce6" table:formula="of:=[.D37] / 19.99" office:value-type="float" office:value="60.080081742289" calcext:value-type="float">
            <text:p>60</text:p>
          </table:table-cell>
          <table:table-cell table:number-columns-repeated="251"/>
        </table:table-row>
        <table:table-row table:style-name="ro1">
          <table:table-cell office:value-type="date" office:date-value="2006-09-18" calcext:value-type="date">
            <text:p>09/18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Open Source Case Studies</text:p>
          </table:table-cell>
          <table:table-cell table:formula="of:=[.D12] * 1200/1199" office:value-type="currency" office:currency="USD" office:value="2023.68640533778" calcext:value-type="currency">
            <text:p>$2,023.69</text:p>
          </table:table-cell>
          <table:table-cell table:style-name="ce6" table:formula="of:=[.D38] /29.99" office:value-type="float" office:value="67.4787064133972" calcext:value-type="float">
            <text:p>67</text:p>
          </table:table-cell>
          <table:table-cell table:number-columns-repeated="251"/>
        </table:table-row>
        <table:table-row table:style-name="ro1">
          <table:table-cell office:value-type="date" office:date-value="2006-09-18" calcext:value-type="date">
            <text:p>09/18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Living in Linux</text:p>
          </table:table-cell>
          <table:table-cell table:formula="of:=[.D13] * 1200/1199" office:value-type="currency" office:currency="USD" office:value="2769.30775646372" calcext:value-type="currency">
            <text:p>$2,769.31</text:p>
          </table:table-cell>
          <table:table-cell table:style-name="ce6" table:formula="of:=[.D39] / 19.99" office:value-type="float" office:value="138.534655150761" calcext:value-type="float">
            <text:p>139</text:p>
          </table:table-cell>
          <table:table-cell table:number-columns-repeated="251"/>
        </table:table-row>
        <table:table-row table:style-name="ro1">
          <table:table-cell office:value-type="date" office:date-value="2006-09-18" calcext:value-type="date">
            <text:p>09/18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rossing the Digital Divide</text:p>
          </table:table-cell>
          <table:table-cell table:formula="of:=[.D14] * 1200/1199" office:value-type="currency" office:currency="USD" office:value="3890.24186822352" calcext:value-type="currency">
            <text:p>$3,890.24</text:p>
          </table:table-cell>
          <table:table-cell table:style-name="ce6" table:formula="of:=[.D40] /29.99" office:value-type="float" office:value="129.717968263539" calcext:value-type="float">
            <text:p>130</text:p>
          </table:table-cell>
          <table:table-cell table:number-columns-repeated="251"/>
        </table:table-row>
        <table:table-row table:style-name="ro1">
          <table:table-cell office:value-type="date" office:date-value="2006-09-18" calcext:value-type="date">
            <text:p>09/18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Wide Open Source</text:p>
          </table:table-cell>
          <table:table-cell table:formula="of:=[.D15] * 1200/1199" office:value-type="currency" office:currency="USD" office:value="1900.58381984988" calcext:value-type="currency">
            <text:p>$1,900.58</text:p>
          </table:table-cell>
          <table:table-cell table:style-name="ce6" table:formula="of:=[.D41] / 19.99" office:value-type="float" office:value="95.0767293571724" calcext:value-type="float">
            <text:p>95</text:p>
          </table:table-cell>
          <table:table-cell table:number-columns-repeated="251"/>
        </table:table-row>
        <table:table-row table:style-name="ro1">
          <table:table-cell office:value-type="date" office:date-value="2006-09-18" calcext:value-type="date">
            <text:p>09/18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Open Source Case Studies</text:p>
          </table:table-cell>
          <table:table-cell table:formula="of:=[.D16] * 1200/1199" office:value-type="currency" office:currency="USD" office:value="6581.4845704754" calcext:value-type="currency">
            <text:p>$6,581.48</text:p>
          </table:table-cell>
          <table:table-cell table:style-name="ce6" table:formula="of:=[.D42] /29.99" office:value-type="float" office:value="219.455971006182" calcext:value-type="float">
            <text:p>219</text:p>
          </table:table-cell>
          <table:table-cell table:number-columns-repeated="251"/>
        </table:table-row>
        <table:table-row table:style-name="ro1">
          <table:table-cell office:value-type="date" office:date-value="2006-09-18" calcext:value-type="date">
            <text:p>09/18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ving in Linux</text:p>
          </table:table-cell>
          <table:table-cell table:formula="of:=[.D17] * 1200/1199" office:value-type="currency" office:currency="USD" office:value="2478.06505421184" calcext:value-type="currency">
            <text:p>$2,478.07</text:p>
          </table:table-cell>
          <table:table-cell table:style-name="ce6" table:formula="of:=[.D43] / 19.99" office:value-type="float" office:value="123.965235328256" calcext:value-type="float">
            <text:p>124</text:p>
          </table:table-cell>
          <table:table-cell table:number-columns-repeated="251"/>
        </table:table-row>
        <table:table-row table:style-name="ro1">
          <table:table-cell office:value-type="date" office:date-value="2006-09-18" calcext:value-type="date">
            <text:p>09/18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rossing the Digital Divide</text:p>
          </table:table-cell>
          <table:table-cell table:formula="of:=[.D18] * 1200/1199" office:value-type="currency" office:currency="USD" office:value="1768.47372810676" calcext:value-type="currency">
            <text:p>$1,768.47</text:p>
          </table:table-cell>
          <table:table-cell table:style-name="ce6" table:formula="of:=[.D44] /29.99" office:value-type="float" office:value="58.968780530402" calcext:value-type="float">
            <text:p>59</text:p>
          </table:table-cell>
          <table:table-cell table:number-columns-repeated="251"/>
        </table:table-row>
        <table:table-row table:style-name="ro1">
          <table:table-cell office:value-type="date" office:date-value="2006-09-18" calcext:value-type="date">
            <text:p>09/18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Wide Open Source</text:p>
          </table:table-cell>
          <table:table-cell table:formula="of:=[.D19] * 1200/1199" office:value-type="currency" office:currency="USD" office:value="1567.30608840701" calcext:value-type="currency">
            <text:p>$1,567.31</text:p>
          </table:table-cell>
          <table:table-cell table:style-name="ce6" table:formula="of:=[.D45] / 19.99" office:value-type="float" office:value="78.4045066736871" calcext:value-type="float">
            <text:p>78</text:p>
          </table:table-cell>
          <table:table-cell table:number-columns-repeated="251"/>
        </table:table-row>
        <table:table-row table:style-name="ro1">
          <table:table-cell office:value-type="date" office:date-value="2006-09-18" calcext:value-type="date">
            <text:p>09/18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Open Source Case Studies</text:p>
          </table:table-cell>
          <table:table-cell table:formula="of:=[.D20] * 1200/1199" office:value-type="currency" office:currency="USD" office:value="1481.23436196831" calcext:value-type="currency">
            <text:p>$1,481.23</text:p>
          </table:table-cell>
          <table:table-cell table:style-name="ce6" table:formula="of:=[.D46] /29.99" office:value-type="float" office:value="49.3909423797368" calcext:value-type="float">
            <text:p>49</text:p>
          </table:table-cell>
          <table:table-cell table:number-columns-repeated="251"/>
        </table:table-row>
        <table:table-row table:style-name="ro1">
          <table:table-cell office:value-type="date" office:date-value="2006-09-18" calcext:value-type="date">
            <text:p>09/18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Living in Linux</text:p>
          </table:table-cell>
          <table:table-cell table:formula="of:=[.D21] * 1200/1199" office:value-type="currency" office:currency="USD" office:value="4327.60633861551" calcext:value-type="currency">
            <text:p>$4,327.61</text:p>
          </table:table-cell>
          <table:table-cell table:style-name="ce6" table:formula="of:=[.D47] / 19.99" office:value-type="float" office:value="216.488561211381" calcext:value-type="float">
            <text:p>216</text:p>
          </table:table-cell>
          <table:table-cell table:number-columns-repeated="251"/>
        </table:table-row>
        <table:table-row table:style-name="ro1">
          <table:table-cell office:value-type="date" office:date-value="2006-09-18" calcext:value-type="date">
            <text:p>09/18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Crossing the Digital Divide</text:p>
          </table:table-cell>
          <table:table-cell table:formula="of:=[.D22] * 1200/1199" office:value-type="currency" office:currency="USD" office:value="7551.29274395329" calcext:value-type="currency">
            <text:p>$7,551.29</text:p>
          </table:table-cell>
          <table:table-cell table:style-name="ce6" table:formula="of:=[.D48] /29.99" office:value-type="float" office:value="251.793689361564" calcext:value-type="float">
            <text:p>252</text:p>
          </table:table-cell>
          <table:table-cell table:number-columns-repeated="251"/>
        </table:table-row>
        <table:table-row table:style-name="ro1">
          <table:table-cell office:value-type="date" office:date-value="2006-09-18" calcext:value-type="date">
            <text:p>09/18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Wide Open Source</text:p>
          </table:table-cell>
          <table:table-cell table:formula="of:=[.D23] * 1200/1199" office:value-type="currency" office:currency="USD" office:value="5458.54879065888" calcext:value-type="currency">
            <text:p>$5,458.55</text:p>
          </table:table-cell>
          <table:table-cell table:style-name="ce6" table:formula="of:=[.D49] / 19.99" office:value-type="float" office:value="273.063971518703" calcext:value-type="float">
            <text:p>273</text:p>
          </table:table-cell>
          <table:table-cell table:number-columns-repeated="251"/>
        </table:table-row>
        <table:table-row table:style-name="ro1">
          <table:table-cell office:value-type="date" office:date-value="2006-09-19" calcext:value-type="date">
            <text:p>09/19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Open Source Case Studies</text:p>
          </table:table-cell>
          <table:table-cell table:formula="of:=[.D24] * 1200/1199" office:value-type="currency" office:currency="USD" office:value="7471.22602168474" calcext:value-type="currency">
            <text:p>$7,471.23</text:p>
          </table:table-cell>
          <table:table-cell table:style-name="ce6" table:formula="of:=[.D50] /29.99" office:value-type="float" office:value="249.123908692389" calcext:value-type="float">
            <text:p>249</text:p>
          </table:table-cell>
          <table:table-cell table:number-columns-repeated="251"/>
        </table:table-row>
        <table:table-row table:style-name="ro1">
          <table:table-cell office:value-type="date" office:date-value="2006-09-19" calcext:value-type="date">
            <text:p>09/19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Living in Linux</text:p>
          </table:table-cell>
          <table:table-cell table:formula="of:=[.D25] * 1200/1199" office:value-type="currency" office:currency="USD" office:value="2980.48373644704" calcext:value-type="currency">
            <text:p>$2,980.48</text:p>
          </table:table-cell>
          <table:table-cell table:style-name="ce6" table:formula="of:=[.D51] / 19.99" office:value-type="float" office:value="149.098736190447" calcext:value-type="float">
            <text:p>149</text:p>
          </table:table-cell>
          <table:table-cell table:number-columns-repeated="251"/>
        </table:table-row>
        <table:table-row table:style-name="ro1">
          <table:table-cell office:value-type="date" office:date-value="2006-09-19" calcext:value-type="date">
            <text:p>09/19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rossing the Digital Divide</text:p>
          </table:table-cell>
          <table:table-cell table:formula="of:=[.D26] * 1200/1199" office:value-type="currency" office:currency="USD" office:value="4346.6221851543" calcext:value-type="currency">
            <text:p>$4,346.62</text:p>
          </table:table-cell>
          <table:table-cell table:style-name="ce6" table:formula="of:=[.D52] /29.99" office:value-type="float" office:value="144.935718077836" calcext:value-type="float">
            <text:p>145</text:p>
          </table:table-cell>
          <table:table-cell table:number-columns-repeated="251"/>
        </table:table-row>
        <table:table-row table:style-name="ro1">
          <table:table-cell office:value-type="date" office:date-value="2006-09-19" calcext:value-type="date">
            <text:p>09/19/2006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Wide Open Source</text:p>
          </table:table-cell>
          <table:table-cell table:formula="of:=[.D27] * 1200/1199" office:value-type="currency" office:currency="USD" office:value="2344.95412844037" calcext:value-type="currency">
            <text:p>$2,344.95</text:p>
          </table:table-cell>
          <table:table-cell table:style-name="ce6" table:formula="of:=[.D53] / 19.99" office:value-type="float" office:value="117.306359601819" calcext:value-type="float">
            <text:p>117</text:p>
          </table:table-cell>
          <table:table-cell table:number-columns-repeated="251"/>
        </table:table-row>
        <table:table-row table:style-name="ro1">
          <table:table-cell office:value-type="date" office:date-value="2006-09-19" calcext:value-type="date">
            <text:p>09/19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Open Source Case Studies</text:p>
          </table:table-cell>
          <table:table-cell table:formula="of:=[.D28] * 1200/1199" office:value-type="currency" office:currency="USD" office:value="1989.65804837364" calcext:value-type="currency">
            <text:p>$1,989.66</text:p>
          </table:table-cell>
          <table:table-cell table:style-name="ce6" table:formula="of:=[.D54] /29.99" office:value-type="float" office:value="66.3440496289978" calcext:value-type="float">
            <text:p>66</text:p>
          </table:table-cell>
          <table:table-cell table:number-columns-repeated="251"/>
        </table:table-row>
        <table:table-row table:style-name="ro1">
          <table:table-cell office:value-type="date" office:date-value="2006-09-19" calcext:value-type="date">
            <text:p>09/19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ving in Linux</text:p>
          </table:table-cell>
          <table:table-cell table:formula="of:=[.D29] * 1200/1199" office:value-type="currency" office:currency="USD" office:value="4548.7906588824" calcext:value-type="currency">
            <text:p>$4,548.79</text:p>
          </table:table-cell>
          <table:table-cell table:style-name="ce6" table:formula="of:=[.D55] / 19.99" office:value-type="float" office:value="227.55330959892" calcext:value-type="float">
            <text:p>228</text:p>
          </table:table-cell>
          <table:table-cell table:number-columns-repeated="251"/>
        </table:table-row>
        <table:table-row table:style-name="ro1">
          <table:table-cell office:value-type="date" office:date-value="2006-09-19" calcext:value-type="date">
            <text:p>09/19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rossing the Digital Divide</text:p>
          </table:table-cell>
          <table:table-cell table:formula="of:=[.D30] * 1200/1199" office:value-type="currency" office:currency="USD" office:value="4346.6221851543" calcext:value-type="currency">
            <text:p>$4,346.62</text:p>
          </table:table-cell>
          <table:table-cell table:style-name="ce6" table:formula="of:=[.D56] /29.99" office:value-type="float" office:value="144.935718077836" calcext:value-type="float">
            <text:p>145</text:p>
          </table:table-cell>
          <table:table-cell table:number-columns-repeated="251"/>
        </table:table-row>
        <table:table-row table:style-name="ro1">
          <table:table-cell office:value-type="date" office:date-value="2006-09-19" calcext:value-type="date">
            <text:p>09/19/200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Wide Open Source</text:p>
          </table:table-cell>
          <table:table-cell table:formula="of:=[.D31] * 1200/1199" office:value-type="currency" office:currency="USD" office:value="1356.13010842369" calcext:value-type="currency">
            <text:p>$1,356.13</text:p>
          </table:table-cell>
          <table:table-cell table:style-name="ce6" table:formula="of:=[.D57] / 19.99" office:value-type="float" office:value="67.8404256340013" calcext:value-type="float">
            <text:p>68</text:p>
          </table:table-cell>
          <table:table-cell table:number-columns-repeated="251"/>
        </table:table-row>
        <table:table-row table:style-name="ro1">
          <table:table-cell office:value-type="date" office:date-value="2006-09-19" calcext:value-type="date">
            <text:p>09/19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Open Source Case Studies</text:p>
          </table:table-cell>
          <table:table-cell table:formula="of:=[.D32] * 1200/1199" office:value-type="currency" office:currency="USD" office:value="2726.5423438075" calcext:value-type="currency">
            <text:p>$2,726.54</text:p>
          </table:table-cell>
          <table:table-cell table:style-name="ce6" table:formula="of:=[.D58] /29.99" office:value-type="float" office:value="90.9150498101866" calcext:value-type="float">
            <text:p>91</text:p>
          </table:table-cell>
          <table:table-cell table:number-columns-repeated="251"/>
        </table:table-row>
        <table:table-row table:style-name="ro1">
          <table:table-cell office:value-type="date" office:date-value="2006-09-19" calcext:value-type="date">
            <text:p>09/19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Living in Linux</text:p>
          </table:table-cell>
          <table:table-cell table:formula="of:=[.D33] * 1200/1199" office:value-type="currency" office:currency="USD" office:value="1769.94868534454" calcext:value-type="currency">
            <text:p>$1,769.95</text:p>
          </table:table-cell>
          <table:table-cell table:style-name="ce6" table:formula="of:=[.D59] / 19.99" office:value-type="float" office:value="88.541705119787" calcext:value-type="float">
            <text:p>89</text:p>
          </table:table-cell>
          <table:table-cell table:number-columns-repeated="251"/>
        </table:table-row>
        <table:table-row table:style-name="ro1">
          <table:table-cell office:value-type="date" office:date-value="2006-09-19" calcext:value-type="date">
            <text:p>09/19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Crossing the Digital Divide</text:p>
          </table:table-cell>
          <table:table-cell table:formula="of:=[.D34] * 1200/1199" office:value-type="currency" office:currency="USD" office:value="3427.71047042956" calcext:value-type="currency">
            <text:p>$3,427.71</text:p>
          </table:table-cell>
          <table:table-cell table:style-name="ce6" table:formula="of:=[.D60] /29.99" office:value-type="float" office:value="114.295114052336" calcext:value-type="float">
            <text:p>114</text:p>
          </table:table-cell>
          <table:table-cell table:number-columns-repeated="251"/>
        </table:table-row>
        <table:table-row table:style-name="ro1">
          <table:table-cell office:value-type="date" office:date-value="2006-09-19" calcext:value-type="date">
            <text:p>09/19/2006</text:p>
          </table:table-cell>
          <table:table-cell office:value-type="string" calcext:value-type="string">
            <text:p>Fort Collins </text:p>
          </table:table-cell>
          <table:table-cell office:value-type="string" calcext:value-type="string">
            <text:p>Wide Open Source</text:p>
          </table:table-cell>
          <table:table-cell table:formula="of:=[.D35] * 1200/1199" office:value-type="currency" office:currency="USD" office:value="1713.85523521478" calcext:value-type="currency">
            <text:p>$1,713.86</text:p>
          </table:table-cell>
          <table:table-cell table:style-name="ce6" table:formula="of:=[.D61] / 19.99" office:value-type="float" office:value="85.7356295755267" calcext:value-type="float">
            <text:p>86</text:p>
          </table:table-cell>
          <table:table-cell table:number-columns-repeated="251"/>
        </table:table-row>
        <table:table-row table:style-name="ro1" table:number-rows-repeated="39">
          <table:table-cell table:style-name="Default"/>
          <table:table-cell table:number-columns-repeated="2"/>
          <table:table-cell table:style-name="Default"/>
          <table:table-cell table:number-columns-repeated="252"/>
        </table:table-row>
        <table:table-row table:style-name="ro1" table:number-rows-repeated="6543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font-size="10pt" fo:language="en" fo:country="US" style:font-name-asian="Andale Sans UI" style:font-size-asian="10pt" style:language-asian="en" style:country-asian="US" style:font-name-complex="Tahoma" style:font-size-complex="10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4:06:13.3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creation-date>2003-10-28T14:53:38</meta:creation-date>
    <dc:creator>Amour Spirit</dc:creator>
    <dc:date>2022-05-26T14:06:33.354000000</dc:date>
    <dc:language>en-US</dc:language>
    <meta:editing-cycles>40</meta:editing-cycles>
    <meta:editing-duration>PT4H28M55S</meta:editing-duration>
    <meta:document-statistic meta:table-count="1" meta:cell-count="305" meta:object-count="0"/>
    <meta:user-defined meta:name="Info 1"/>
    <meta:user-defined meta:name="Info 2"/>
    <meta:user-defined meta:name="Info 3"/>
    <meta:user-defined meta:name="Info 4"/>
  </office:meta>
</office:document-meta>
</file>